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MockMakersClassLoadingTest.mockito_should_not_load_mock_makers_it_does_not_ne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ustomMockMaker.moc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ockMaker.nonMockableRea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ockMaker.getHandl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ockMaker.isTypeMockable(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MockMakersClassLoadingTest.create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